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Replacements/Object 9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</office:font-face-decls>
  <office:automatic-styles>
    <style:style style:name="Jeud_27_essai" style:display-name="Jeud'essai" style:family="table">
      <style:table-properties style:width="17cm" table:align="margins" style:may-break-between-rows="true" table:border-model="collapsing"/>
    </style:style>
    <style:style style:name="Jeud_27_essai.A" style:display-name="Jeud'essai.A" style:family="table-column">
      <style:table-column-properties style:column-width="3.401cm" style:rel-column-width="13107*"/>
    </style:style>
    <style:style style:name="Jeud_27_essai.B" style:display-name="Jeud'essai.B" style:family="table-column">
      <style:table-column-properties style:column-width="3.399cm" style:rel-column-width="13106*"/>
    </style:style>
    <style:style style:name="Jeud_27_essai.D" style:display-name="Jeud'essai.D" style:family="table-column">
      <style:table-column-properties style:column-width="3.401cm" style:rel-column-width="13108*"/>
    </style:style>
    <style:style style:name="Jeud_27_essai.1" style:display-name="Jeud'essai.1" style:family="table-row">
      <style:table-row-properties fo:keep-together="auto"/>
    </style:style>
    <style:style style:name="Jeud_27_essai.A1" style:display-name="Jeud'essai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Jeud_27_essai.A2" style:display-name="Jeud'essai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Jeud_27_essai.B2" style:display-name="Jeud'essai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Jeud_27_essai.D2" style:display-name="Jeud'essai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Jeud_27_essai.E2" style:display-name="Jeud'essai.E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Jeud_27_essai.A3" style:display-name="Jeud'essai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Jeud_27_essai.B3" style:display-name="Jeud'essai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Jeud_27_essai.C3" style:display-name="Jeud'essai.C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Jeud_27_essai.D3" style:display-name="Jeud'essai.D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Jeud_27_essai.E3" style:display-name="Jeud'essai.E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E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C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D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E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2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2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2.E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3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3.E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4" style:family="table">
      <style:table-properties style:width="17.013cm" fo:margin-left="0cm" table:align="left" style:may-break-between-rows="true" table:border-model="collapsing"/>
    </style:style>
    <style:style style:name="Tableau4.A" style:family="table-column">
      <style:table-column-properties style:column-width="2.487cm"/>
    </style:style>
    <style:style style:name="Tableau4.B" style:family="table-column">
      <style:table-column-properties style:column-width="3.328cm"/>
    </style:style>
    <style:style style:name="Tableau4.C" style:family="table-column">
      <style:table-column-properties style:column-width="4.025cm"/>
    </style:style>
    <style:style style:name="Tableau4.D" style:family="table-column">
      <style:table-column-properties style:column-width="4.367cm"/>
    </style:style>
    <style:style style:name="Tableau4.E" style:family="table-column">
      <style:table-column-properties style:column-width="2.80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4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4.B5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4.E5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5" style:family="table">
      <style:table-properties style:width="17.013cm" fo:margin-left="0cm" table:align="left" style:may-break-between-rows="true" table:border-model="collapsing"/>
    </style:style>
    <style:style style:name="Tableau5.A" style:family="table-column">
      <style:table-column-properties style:column-width="2.487cm"/>
    </style:style>
    <style:style style:name="Tableau5.B" style:family="table-column">
      <style:table-column-properties style:column-width="4.313cm"/>
    </style:style>
    <style:style style:name="Tableau5.C" style:family="table-column">
      <style:table-column-properties style:column-width="5.225cm"/>
    </style:style>
    <style:style style:name="Tableau5.D" style:family="table-column">
      <style:table-column-properties style:column-width="4.98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C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au5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5.3" style:family="table-row">
      <style:table-row-properties style:min-row-height="3.736cm" fo:keep-together="auto"/>
    </style:style>
    <style:style style:name="Tableau5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5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5.C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5.D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2.487cm"/>
    </style:style>
    <style:style style:name="Tableau6.B" style:family="table-column">
      <style:table-column-properties style:column-width="3.328cm"/>
    </style:style>
    <style:style style:name="Tableau6.C" style:family="table-column">
      <style:table-column-properties style:column-width="4.025cm"/>
    </style:style>
    <style:style style:name="Tableau6.D" style:family="table-column">
      <style:table-column-properties style:column-width="4.367cm"/>
    </style:style>
    <style:style style:name="Tableau6.E" style:family="table-column">
      <style:table-column-properties style:column-width="2.80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6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6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6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6.A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6.B7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6.E7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7" style:family="table">
      <style:table-properties style:width="17cm" table:align="margins" style:shadow="none" style:may-break-between-rows="true" table:border-model="collapsing"/>
    </style:style>
    <style:style style:name="Tableau7.A" style:family="table-column">
      <style:table-column-properties style:column-width="3.401cm" style:rel-column-width="13107*"/>
    </style:style>
    <style:style style:name="Tableau7.B" style:family="table-column">
      <style:table-column-properties style:column-width="7.65cm" style:rel-column-width="29490*"/>
    </style:style>
    <style:style style:name="Tableau7.C" style:family="table-column">
      <style:table-column-properties style:column-width="5.95cm" style:rel-column-width="22938*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7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7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7.C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8" style:family="table">
      <style:table-properties style:width="17cm" table:align="margins" style:shadow="none" style:may-break-between-rows="true" table:border-model="collapsing"/>
    </style:style>
    <style:style style:name="Tableau8.A" style:family="table-column">
      <style:table-column-properties style:column-width="3.401cm" style:rel-column-width="13107*"/>
    </style:style>
    <style:style style:name="Tableau8.B" style:family="table-column">
      <style:table-column-properties style:column-width="7.65cm" style:rel-column-width="29490*"/>
    </style:style>
    <style:style style:name="Tableau8.C" style:family="table-column">
      <style:table-column-properties style:column-width="5.95cm" style:rel-column-width="22938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8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8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8.C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9" style:family="table">
      <style:table-properties style:width="17cm" table:align="margins" style:shadow="none" style:may-break-between-rows="true" table:border-model="collapsing"/>
    </style:style>
    <style:style style:name="Tableau9.A" style:family="table-column">
      <style:table-column-properties style:column-width="3.401cm" style:rel-column-width="13107*"/>
    </style:style>
    <style:style style:name="Tableau9.B" style:family="table-column">
      <style:table-column-properties style:column-width="7.65cm" style:rel-column-width="29490*"/>
    </style:style>
    <style:style style:name="Tableau9.C" style:family="table-column">
      <style:table-column-properties style:column-width="5.95cm" style:rel-column-width="22938*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9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9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9.C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ubtitle">
      <style:text-properties officeooo:rsid="00179f0a" officeooo:paragraph-rsid="00179f0a"/>
    </style:style>
    <style:style style:name="P2" style:family="paragraph" style:parent-style-name="Title">
      <style:text-properties officeooo:rsid="00179f0a" officeooo:paragraph-rsid="00179f0a"/>
    </style:style>
    <style:style style:name="P3" style:family="paragraph" style:parent-style-name="Standard">
      <style:paragraph-properties fo:text-align="start" style:justify-single-word="false"/>
      <style:text-properties officeooo:rsid="00179f0a" officeooo:paragraph-rsid="00179f0a"/>
    </style:style>
    <style:style style:name="P4" style:family="paragraph" style:parent-style-name="Standard">
      <style:paragraph-properties fo:text-align="start" style:justify-single-word="false"/>
      <style:text-properties officeooo:rsid="0018c413" officeooo:paragraph-rsid="0018c413"/>
    </style:style>
    <style:style style:name="P5" style:family="paragraph" style:parent-style-name="Standard">
      <style:paragraph-properties fo:text-align="start" style:justify-single-word="false"/>
      <style:text-properties officeooo:rsid="001c2fa4" officeooo:paragraph-rsid="001c2fa4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2fa4" officeooo:paragraph-rsid="001c2fa4" style:font-weight-asian="normal" style:font-weight-complex="normal"/>
    </style:style>
    <style:style style:name="P7" style:family="paragraph" style:parent-style-name="Standard">
      <style:text-properties fo:font-weight="normal" officeooo:rsid="0037aa9d" officeooo:paragraph-rsid="0037aa9d" style:font-weight-asian="normal" style:font-weight-complex="normal"/>
    </style:style>
    <style:style style:name="P8" style:family="paragraph" style:parent-style-name="Standard">
      <style:text-properties fo:font-weight="normal" officeooo:rsid="0037eea1" officeooo:paragraph-rsid="0037eea1" style:font-weight-asian="normal" style:font-weight-complex="normal"/>
    </style:style>
    <style:style style:name="P9" style:family="paragraph" style:parent-style-name="Text_20_body">
      <style:text-properties fo:font-weight="normal" officeooo:rsid="00259bae" officeooo:paragraph-rsid="00259bae" style:font-weight-asian="normal" style:font-weight-complex="normal"/>
    </style:style>
    <style:style style:name="P10" style:family="paragraph" style:parent-style-name="Text_20_body">
      <style:text-properties fo:font-weight="normal" officeooo:rsid="00275412" officeooo:paragraph-rsid="0028492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2166c8" officeooo:paragraph-rsid="002166c8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18c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5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84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967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ef2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37ee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8492e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7aa9d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18c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344d" officeooo:paragraph-rsid="001c3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59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84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96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84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96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4f66" officeooo:paragraph-rsid="00354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4f66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18c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4f3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4f3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7a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84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296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92e" officeooo:paragraph-rsid="0031fe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4b77" officeooo:paragraph-rsid="003a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59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84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ae" officeooo:paragraph-rsid="00296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12" officeooo:paragraph-rsid="00296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12" officeooo:paragraph-rsid="0029f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12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12" officeooo:paragraph-rsid="00375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12" officeooo:paragraph-rsid="0037a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0604" officeooo:paragraph-rsid="00300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5f87" officeooo:paragraph-rsid="002e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5f87" officeooo:paragraph-rsid="0037a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3b8c" officeooo:paragraph-rsid="00373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3b8c" officeooo:paragraph-rsid="0037a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3b8c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5ee6" officeooo:paragraph-rsid="00375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5ee6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18c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5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84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967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2ef2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9bae" officeooo:paragraph-rsid="0037ee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96712" officeooo:paragraph-rsid="0037a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officeooo:rsid="002c5f87" officeooo:paragraph-rsid="002c5f8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ae7d" officeooo:paragraph-rsid="0038ae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0604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92e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6712" officeooo:paragraph-rsid="0038ae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6712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f87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6712" officeooo:paragraph-rsid="0038ae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1pt" fo:font-style="normal" fo:text-shadow="none" style:text-underline-style="none" fo:font-weight="normal" officeooo:rsid="00354f66" officeooo:paragraph-rsid="0037aa9d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1pt" fo:font-style="normal" fo:text-shadow="none" style:text-underline-style="none" fo:font-weight="normal" officeooo:rsid="003a4b77" officeooo:paragraph-rsid="003a4b77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font-style="normal" fo:font-weight="normal" officeooo:rsid="00179f0a" officeooo:paragraph-rsid="00179f0a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296712" officeooo:paragraph-rsid="00296712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28492e" officeooo:paragraph-rsid="0028492e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28492e" officeooo:paragraph-rsid="00296712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2d5562" officeooo:paragraph-rsid="002d5562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2d5562" officeooo:paragraph-rsid="002ef2a4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bold" officeooo:rsid="00296712" officeooo:paragraph-rsid="00296712" style:font-style-asian="normal" style:font-weight-asian="bold" style:font-style-complex="normal" style:font-weight-complex="bold"/>
    </style:style>
    <style:style style:name="P90" style:family="paragraph" style:parent-style-name="Standard">
      <style:text-properties fo:font-style="normal" fo:font-weight="bold" officeooo:rsid="002d5562" officeooo:paragraph-rsid="002d5562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weight="bold" officeooo:rsid="00259bae" officeooo:paragraph-rsid="0028492e" style:font-weight-asian="bold" style:font-weight-complex="bold"/>
    </style:style>
    <style:style style:name="P92" style:family="paragraph" style:parent-style-name="Text_20_body">
      <style:text-properties fo:font-weight="bold" officeooo:rsid="00259bae" officeooo:paragraph-rsid="00259bae" style:font-weight-asian="bold" style:font-weight-complex="bold"/>
    </style:style>
    <style:style style:name="P93" style:family="paragraph" style:parent-style-name="Standard">
      <style:text-properties fo:font-weight="bold" officeooo:rsid="0037aa9d" officeooo:paragraph-rsid="0037aa9d" style:font-weight-asian="bold" style:font-weight-complex="bold"/>
    </style:style>
    <style:style style:name="P94" style:family="paragraph" style:parent-style-name="Standard">
      <style:text-properties fo:font-weight="bold" officeooo:rsid="0037aa9d" officeooo:paragraph-rsid="0037eea1" style:font-weight-asian="bold" style:font-weight-complex="bold"/>
    </style:style>
    <style:style style:name="P95" style:family="paragraph" style:parent-style-name="Text_20_body">
      <style:text-properties fo:font-weight="bold" officeooo:rsid="00275412" officeooo:paragraph-rsid="00275412" style:font-weight-asian="bold" style:font-weight-complex="bold"/>
    </style:style>
    <style:style style:name="P96" style:family="paragraph" style:parent-style-name="Standard">
      <style:text-properties officeooo:paragraph-rsid="002ef2a4"/>
    </style:style>
    <style:style style:name="P97" style:family="paragraph" style:parent-style-name="Standard">
      <style:text-properties officeooo:paragraph-rsid="0037aa9d"/>
    </style:style>
    <style:style style:name="P98" style:family="paragraph" style:parent-style-name="Subtitle">
      <style:text-properties officeooo:rsid="00259bae" officeooo:paragraph-rsid="00259bae"/>
    </style:style>
    <style:style style:name="P99" style:family="paragraph" style:parent-style-name="Text_20_body">
      <style:paragraph-properties fo:text-align="center" style:justify-single-word="false"/>
      <style:text-properties style:font-name="Noto Mono" officeooo:rsid="003b095e" officeooo:paragraph-rsid="003b095e"/>
    </style:style>
    <style:style style:name="P100" style:family="paragraph" style:parent-style-name="Standard">
      <style:paragraph-properties fo:text-align="start" style:justify-single-word="false"/>
      <style:text-properties officeooo:rsid="00179f0a" officeooo:paragraph-rsid="003cfec7"/>
    </style:style>
    <style:style style:name="P101" style:family="paragraph" style:parent-style-name="Standard">
      <style:paragraph-properties fo:text-align="start" style:justify-single-word="false"/>
      <style:text-properties officeooo:rsid="00179f0a" officeooo:paragraph-rsid="003e17b3"/>
    </style:style>
    <style:style style:name="P102" style:family="paragraph" style:parent-style-name="Standard">
      <style:paragraph-properties fo:text-align="start" style:justify-single-word="false"/>
      <style:text-properties fo:font-weight="bold" officeooo:rsid="003cfec7" officeooo:paragraph-rsid="003cfec7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3e17b3" officeooo:paragraph-rsid="003e17b3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officeooo:rsid="003cfec7" officeooo:paragraph-rsid="003cfec7"/>
    </style:style>
    <style:style style:name="P10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3cfe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3e17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3cf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3e1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cfec7" officeooo:paragraph-rsid="003cf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cfec7" officeooo:paragraph-rsid="003e1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3cf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413" officeooo:paragraph-rsid="003e1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cfec7" officeooo:paragraph-rsid="003cf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cfec7" officeooo:paragraph-rsid="003e1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17b3" officeooo:paragraph-rsid="003e1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3cfe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413" officeooo:paragraph-rsid="003e17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cfec7" officeooo:paragraph-rsid="003cfe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cfec7" officeooo:paragraph-rsid="003e17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28492e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6712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97002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8c413"/>
    </style:style>
    <style:style style:name="T9" style:family="text">
      <style:text-properties officeooo:rsid="001a843c"/>
    </style:style>
    <style:style style:name="T10" style:family="text">
      <style:text-properties officeooo:rsid="001c344d"/>
    </style:style>
    <style:style style:name="T11" style:family="text">
      <style:text-properties officeooo:rsid="00207a8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9c83" style:font-weight-asian="normal" style:font-weight-complex="normal"/>
    </style:style>
    <style:style style:name="T14" style:family="text">
      <style:text-properties fo:font-weight="normal" officeooo:rsid="004221a0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96712" style:font-weight-asian="bold" style:font-weight-complex="bold"/>
    </style:style>
    <style:style style:name="T17" style:family="text">
      <style:text-properties fo:font-weight="bold" officeooo:rsid="00409c83" style:font-weight-asian="bold" style:font-weight-complex="bold"/>
    </style:style>
    <style:style style:name="T18" style:family="text">
      <style:text-properties officeooo:rsid="0029f55b"/>
    </style:style>
    <style:style style:name="T19" style:family="text">
      <style:text-properties officeooo:rsid="002b98a8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34f380"/>
    </style:style>
    <style:style style:name="T22" style:family="text">
      <style:text-properties style:font-name="Liberation Mono" fo:font-size="11pt" style:font-size-asian="11pt"/>
    </style:style>
    <style:style style:name="T23" style:family="text">
      <style:text-properties style:font-name="Liberation Mono" fo:font-size="11pt" officeooo:rsid="00354f66" style:font-size-asian="11pt"/>
    </style:style>
    <style:style style:name="T24" style:family="text">
      <style:text-properties style:font-name="Liberation Mono" fo:font-size="11pt" officeooo:rsid="00375ee6" style:font-size-asian="11pt"/>
    </style:style>
    <style:style style:name="T25" style:family="text">
      <style:text-properties officeooo:rsid="00296712"/>
    </style:style>
    <style:style style:name="T26" style:family="text">
      <style:text-properties officeooo:rsid="00409c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101-InitDev</text:p>
      <text:p text:style-name="P1">TP4 – Exercice 1</text:p>
      <text:p text:style-name="P99">BUT1 – TP1K - <text:span text:style-name="T15">Galaad Martineaux </text:span></text:p>
      <text:p text:style-name="P102">b)</text:p>
      <text:p text:style-name="P102"><text:span text:style-name="T12"/></text:p>
      <table:table table:name="Tableau7" table:style-name="Tableau7" table:template-name="Box List Blue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05">Problèmes</text:p>
          </table:table-cell>
          <table:table-cell table:style-name="Tableau7.A1" office:value-type="string">
            <text:p text:style-name="P107">Aucun</text:p>
          </table:table-cell>
          <table:table-cell table:style-name="Tableau7.A1" office:value-type="string">
            <text:p text:style-name="P109">Vecteur vide</text:p>
          </table:table-cell>
        </table:table-row>
        <table:table-row table:style-name="Tableau7.1">
          <table:table-cell table:style-name="Tableau7.A2" office:value-type="string">
            <text:p text:style-name="P118">Contenu du vecteur equipe</text:p>
          </table:table-cell>
          <table:table-cell table:style-name="Tableau7.B2" office:value-type="string">
            <text:p text:style-name="P111">{"DURAND","BACHA","RENARD","GEYORO","DIANI","SOMMER"}</text:p>
          </table:table-cell>
          <table:table-cell table:style-name="Tableau7.C2" office:value-type="string">
            <text:p text:style-name="P113">{}</text:p>
          </table:table-cell>
        </table:table-row>
        <table:table-row>
          <table:table-cell table:style-name="Tableau7.A3" office:value-type="string">
            <text:p text:style-name="P116">Ré<text:span text:style-name="T9">ponse programme</text:span></text:p>
          </table:table-cell>
          <table:table-cell table:style-name="Tableau7.B3" office:value-type="string">
            <text:p text:style-name="P113">Last : SOMMER</text:p>
            <text:p text:style-name="P113">First : DURAND</text:p>
          </table:table-cell>
          <table:table-cell table:style-name="Tableau7.C3" office:value-type="string">
            <text:p text:style-name="P111">Skipped because equipe vector is empty.</text:p>
          </table:table-cell>
        </table:table-row>
      </table:table>
      <text:p text:style-name="P100"/>
      <text:p text:style-name="P104"><text:span text:style-name="T15">c)</text:span></text:p>
      <table:table table:name="Tableau8" table:style-name="Tableau8" table:template-name="Box List Blue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05">Problèmes</text:p>
          </table:table-cell>
          <table:table-cell table:style-name="Tableau8.A1" office:value-type="string">
            <text:p text:style-name="P107">Aucun</text:p>
          </table:table-cell>
          <table:table-cell table:style-name="Tableau8.A1" office:value-type="string">
            <text:p text:style-name="P109">Vecteur vide</text:p>
          </table:table-cell>
        </table:table-row>
        <table:table-row table:style-name="Tableau8.1">
          <table:table-cell table:style-name="Tableau8.A2" office:value-type="string">
            <text:p text:style-name="P118">Contenu du vecteur equipe</text:p>
          </table:table-cell>
          <table:table-cell table:style-name="Tableau8.B2" office:value-type="string">
            <text:p text:style-name="P111">{"DURAND","BACHA","RENARD","GEYORO","DIANI","SOMMER"}</text:p>
          </table:table-cell>
          <table:table-cell table:style-name="Tableau8.C2" office:value-type="string">
            <text:p text:style-name="P113">{}</text:p>
          </table:table-cell>
        </table:table-row>
        <table:table-row>
          <table:table-cell table:style-name="Tableau8.A3" office:value-type="string">
            <text:p text:style-name="P116">Ré<text:span text:style-name="T9">ponse programme</text:span></text:p>
          </table:table-cell>
          <table:table-cell table:style-name="Tableau8.B3" office:value-type="string">
            <text:p text:style-name="P113">DURAND BACHA RENARD GEYORO DIANI SOMMER</text:p>
          </table:table-cell>
          <table:table-cell table:style-name="Tableau8.C3" office:value-type="string">
            <text:p text:style-name="P111">Skipped because equipe vector is empty.</text:p>
          </table:table-cell>
        </table:table-row>
      </table:table>
      <text:p text:style-name="P100"/>
      <text:p text:style-name="P103">d)</text:p>
      <table:table table:name="Tableau9" table:style-name="Tableau9" table:template-name="Box List Blue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06">Problèmes</text:p>
          </table:table-cell>
          <table:table-cell table:style-name="Tableau9.A1" office:value-type="string">
            <text:p text:style-name="P108">Aucun</text:p>
          </table:table-cell>
          <table:table-cell table:style-name="Tableau9.A1" office:value-type="string">
            <text:p text:style-name="P110">Vecteur vide</text:p>
          </table:table-cell>
        </table:table-row>
        <table:table-row table:style-name="Tableau9.1">
          <table:table-cell table:style-name="Tableau9.A2" office:value-type="string">
            <text:p text:style-name="P119">Contenu du vecteur equipe</text:p>
          </table:table-cell>
          <table:table-cell table:style-name="Tableau9.B2" office:value-type="string">
            <text:p text:style-name="P112">{"DURAND","BACHA","RENARD","GEYORO","DIANI","SOMMER"}</text:p>
          </table:table-cell>
          <table:table-cell table:style-name="Tableau9.C2" office:value-type="string">
            <text:p text:style-name="P114">{}</text:p>
          </table:table-cell>
        </table:table-row>
        <table:table-row>
          <table:table-cell table:style-name="Tableau9.A3" office:value-type="string">
            <text:p text:style-name="P117">Ré<text:span text:style-name="T9">ponse programme</text:span></text:p>
          </table:table-cell>
          <table:table-cell table:style-name="Tableau9.B3" office:value-type="string">
            <text:p text:style-name="P115">SOMMER DIANI GEYORO RENARD BACHA DURAND</text:p>
          </table:table-cell>
          <table:table-cell table:style-name="Tableau9.C3" office:value-type="string">
            <text:p text:style-name="P112">Skipped because equipe vector is empty.</text:p>
          </table:table-cell>
        </table:table-row>
      </table:table>
      <text:p text:style-name="P101"/>
      <text:p text:style-name="P3">Note : Je ne fournirais <text:span text:style-name="T26">pas les jeux d’essais des sous-parties </text:span><text:span text:style-name="T17">f)</text:span><text:span text:style-name="T13">,</text:span><text:span text:style-name="T17"> g)</text:span><text:span text:style-name="T13"> et </text:span><text:span text:style-name="T17">h)</text:span><text:span text:style-name="T13">, car l’input de </text:span><text:span text:style-name="T17">e)</text:span><text:span text:style-name="T13"> </text:span><text:span text:style-name="T14">rempli le vecteur.</text:span></text:p>
      <text:p text:style-name="P83"/>
      <text:p text:style-name="P4"><text:span text:style-name="T6">e)</text:span><text:span text:style-name="T7"> </text:span></text:p>
      <text:p text:style-name="P6"><text:span text:style-name="T5">Jeu d’essai de la partie </text:span><text:span text:style-name="T6">e</text:span><text:span text:style-name="T5">) sous partie 1.</text:span></text:p>
      <table:table table:name="Jeud'essai" table:style-name="Jeud_27_essai" table:template-name="Box List Blue">
        <table:table-column table:style-name="Jeud_27_essai.A"/>
        <table:table-column table:style-name="Jeud_27_essai.B"/>
        <table:table-column table:style-name="Jeud_27_essai.A"/>
        <table:table-column table:style-name="Jeud_27_essai.D"/>
        <table:table-column table:style-name="Jeud_27_essai.A"/>
        <table:table-row table:style-name="Jeud_27_essai.1">
          <table:table-cell table:style-name="Jeud_27_essai.A1" office:value-type="string">
            <text:p text:style-name="P12">Problèmes</text:p>
          </table:table-cell>
          <table:table-cell table:style-name="Jeud_27_essai.A1" office:value-type="string">
            <text:p text:style-name="P22">Aucun</text:p>
          </table:table-cell>
          <table:table-cell table:style-name="Jeud_27_essai.A1" office:value-type="string">
            <text:p text:style-name="P22">Input négatif</text:p>
          </table:table-cell>
          <table:table-cell table:style-name="Jeud_27_essai.A1" office:value-type="string">
            <text:p text:style-name="P22">Input string</text:p>
          </table:table-cell>
          <table:table-cell table:style-name="Jeud_27_essai.A1" office:value-type="string">
            <text:p text:style-name="P23">Input surélevé</text:p>
          </table:table-cell>
        </table:table-row>
        <table:table-row table:style-name="Jeud_27_essai.1">
          <table:table-cell table:style-name="Jeud_27_essai.A2" office:value-type="string">
            <text:p text:style-name="P36">Input utilisateur</text:p>
          </table:table-cell>
          <table:table-cell table:style-name="Jeud_27_essai.B2" office:value-type="float" office:value="2">
            <text:p text:style-name="P36">2</text:p>
          </table:table-cell>
          <table:table-cell table:style-name="Jeud_27_essai.B2" office:value-type="float" office:value="-5">
            <text:p text:style-name="P35">-<text:span text:style-name="T8">5</text:span></text:p>
          </table:table-cell>
          <table:table-cell table:style-name="Jeud_27_essai.D2" office:value-type="string">
            <text:p text:style-name="P36">std</text:p>
          </table:table-cell>
          <table:table-cell table:style-name="Jeud_27_essai.E2" office:value-type="float" office:value="4294967297">
            <text:p text:style-name="P36">429496729<text:span text:style-name="T10">7</text:span></text:p>
          </table:table-cell>
        </table:table-row>
        <table:table-row>
          <table:table-cell table:style-name="Jeud_27_essai.A3" office:value-type="string">
            <text:p text:style-name="P64">Ré<text:span text:style-name="T9">ponse programme</text:span></text:p>
          </table:table-cell>
          <table:table-cell table:style-name="Jeud_27_essai.B3" office:value-type="string">
            <text:p text:style-name="P36">Enter the name:</text:p>
          </table:table-cell>
          <table:table-cell table:style-name="Jeud_27_essai.C3" office:value-type="string">
            <text:p text:style-name="P36">Invalid entry! Please retry!</text:p>
          </table:table-cell>
          <table:table-cell table:style-name="Jeud_27_essai.D3" office:value-type="string">
            <text:p text:style-name="P36">Invalid entry! Please retry!</text:p>
          </table:table-cell>
          <table:table-cell table:style-name="Jeud_27_essai.E3" office:value-type="string">
            <text:p text:style-name="P36">Invalid entry! Please retry!</text:p>
          </table:table-cell>
        </table:table-row>
      </table:table>
      <text:p text:style-name="P4"/>
      <text:p text:style-name="P5">Ici, les principaux problèmes seraient que l’utilisateur décide de ne pas suivre les instructions (<text:span text:style-name="T1">« How many players to add (STRICTLY POSITIVE) »</text:span>). S’il entre un nombre supérieur à 0, qui est d’un type incorrect, <text:span text:style-name="T11">ou hors des limites d’un entier signé 32-bits, </text:span>le programme lui demandera de retenter. Sinon, il demandera autant de nom qu’il faut.</text:p>
      <text:p text:style-name="P5"/>
      <text:p text:style-name="P11">Pour la sous-partie 2, à savoir demander les noms, l’utilisateur entre une chaîne de caractère, ne causant donc pas de soucis.</text:p>
      <text:p text:style-name="P11"/>
      <text:p text:style-name="P98"><text:soft-page-break/>TP4 – Exercice 2</text:p>
      <text:p text:style-name="P92">a)</text:p>
      <text:p text:style-name="P92"><text:span text:style-name="T12">Jeu d’essai de la partie </text:span>a)<text:span text:style-name="T12"> </text:span></text:p>
      <table:table table:name="Tableau1" table:style-name="Tableau1" table:template-name="Box List Blue">
        <table:table-column table:style-name="Tableau1.A" table:number-columns-repeated="5"/>
        <table:table-row>
          <table:table-cell table:style-name="Tableau1.A1" office:value-type="string">
            <text:p text:style-name="P13">Problèmes</text:p>
          </table:table-cell>
          <table:table-cell table:style-name="Tableau1.A1" office:value-type="string">
            <text:p text:style-name="P24">Aucun</text:p>
          </table:table-cell>
          <table:table-cell table:style-name="Tableau1.A1" office:value-type="string">
            <text:p text:style-name="P24">Input string</text:p>
          </table:table-cell>
          <table:table-cell table:style-name="Tableau1.A1" office:value-type="string">
            <text:p text:style-name="P24">Input mélangé</text:p>
          </table:table-cell>
          <table:table-cell table:style-name="Tableau1.A1" office:value-type="string">
            <text:p text:style-name="P24">Input surélevé</text:p>
          </table:table-cell>
        </table:table-row>
        <table:table-row>
          <table:table-cell table:style-name="Tableau1.A2" office:value-type="string">
            <text:p text:style-name="P48">Input utilisateur</text:p>
          </table:table-cell>
          <table:table-cell table:style-name="Tableau1.B2" office:value-type="float" office:value="2">
            <text:p text:style-name="P48">2</text:p>
          </table:table-cell>
          <table:table-cell table:style-name="Tableau1.C2" office:value-type="string">
            <text:p text:style-name="P48">std</text:p>
          </table:table-cell>
          <table:table-cell table:style-name="Tableau1.D2" office:value-type="string">
            <text:p text:style-name="P48">3.f</text:p>
          </table:table-cell>
          <table:table-cell table:style-name="Tableau1.E2" office:value-type="float" office:value="1E+028">
            <text:p text:style-name="P48">1,00E+28</text:p>
          </table:table-cell>
        </table:table-row>
        <table:table-row>
          <table:table-cell table:style-name="Tableau1.A3" office:value-type="string">
            <text:p text:style-name="P65">Réponse programme</text:p>
          </table:table-cell>
          <table:table-cell table:style-name="Tableau1.B3" office:value-type="string">
            <text:p text:style-name="P44">[ 42 ]</text:p>
          </table:table-cell>
          <table:table-cell table:style-name="Tableau1.C3" office:value-type="string">
            <text:p text:style-name="P35">Invalid input, please retry.</text:p>
          </table:table-cell>
          <table:table-cell table:style-name="Tableau1.D3" office:value-type="string">
            <text:p text:style-name="P35">Invalid input, please retry.</text:p>
          </table:table-cell>
          <table:table-cell table:style-name="Tableau1.E3" office:value-type="string">
            <text:p text:style-name="P35">Invalid input, please retry.</text:p>
          </table:table-cell>
        </table:table-row>
      </table:table>
      <text:p text:style-name="P9">(Libre Office est celui qui transforme l’input surélevé en puissance de 10.)</text:p>
      <text:p text:style-name="P95">b)</text:p>
      <text:p text:style-name="P95"><text:span text:style-name="T12">Jeu d’essai de la partie </text:span>b)</text:p>
      <text:p text:style-name="P10"/>
      <table:table table:name="Tableau2" table:style-name="Tableau2" table:template-name="Box List Blue">
        <table:table-column table:style-name="Tableau2.A" table:number-columns-repeated="5"/>
        <table:table-row>
          <table:table-cell table:style-name="Tableau2.A1" office:value-type="string">
            <text:p text:style-name="P14">Problèmes</text:p>
          </table:table-cell>
          <table:table-cell table:style-name="Tableau2.A1" office:value-type="string">
            <text:p text:style-name="P25">Aucun</text:p>
          </table:table-cell>
          <table:table-cell table:style-name="Tableau2.A1" office:value-type="string">
            <text:p text:style-name="P29">Vecteur avec 0</text:p>
          </table:table-cell>
          <table:table-cell table:style-name="Tableau2.A1" office:value-type="string">
            <text:p text:style-name="P29">Vecteur avec -</text:p>
          </table:table-cell>
          <table:table-cell table:style-name="Tableau2.A1" office:value-type="string">
            <text:p text:style-name="P29">Vecteur vide</text:p>
          </table:table-cell>
        </table:table-row>
        <table:table-row>
          <table:table-cell table:style-name="Tableau2.A2" office:value-type="string">
            <text:p text:style-name="P44">Contenu du vecteur</text:p>
          </table:table-cell>
          <table:table-cell table:style-name="Tableau2.B2" office:value-type="string">
            <text:p text:style-name="P44"><draw:frame draw:style-name="fr1" draw:name="Objet2" text:anchor-type="as-char" svg:y="-0.377cm" svg:width="2.175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2.B2" office:value-type="string">
            <text:p text:style-name="P49"><draw:frame draw:style-name="fr1" draw:name="Objet3" text:anchor-type="as-char" svg:y="-0.377cm" svg:width="1.877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2.B2" office:value-type="string">
            <text:p text:style-name="P49"><draw:frame draw:style-name="fr1" draw:name="Objet4" text:anchor-type="as-char" svg:y="-0.377cm" svg:width="2.409cm" svg:height="0.492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2.E2" office:value-type="string">
            <text:p text:style-name="P44"><draw:frame draw:style-name="fr1" draw:name="Objet1" text:anchor-type="as-char" svg:y="-0.363cm" svg:width="0.616cm" svg:height="0.4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au2.A3" office:value-type="string">
            <text:p text:style-name="P66">Réponse programme</text:p>
          </table:table-cell>
          <table:table-cell table:style-name="Tableau2.B3" office:value-type="string">
            <text:p text:style-name="P51">11,3333</text:p>
          </table:table-cell>
          <table:table-cell table:style-name="Tableau2.B3" office:value-type="string">
            <text:p text:style-name="P51">6,3333</text:p>
          </table:table-cell>
          <table:table-cell table:style-name="Tableau2.B3" office:value-type="string">
            <text:p text:style-name="P51">4,6667</text:p>
          </table:table-cell>
          <table:table-cell table:style-name="Tableau2.E3" office:value-type="string">
            <text:p text:style-name="P51">0*</text:p>
          </table:table-cell>
        </table:table-row>
      </table:table>
      <text:p text:style-name="P91"><text:span text:style-name="T12">*</text:span><text:span text:style-name="T2">S’il n’y a</text:span><text:span text:style-name="T3">vait</text:span><text:span text:style-name="T2"> pas de vérification, le programme plante</text:span><text:span text:style-name="T4">rait</text:span><text:span text:style-name="T2"> (Segmentation Fault)</text:span></text:p>
      <text:p text:style-name="P85"/>
      <text:p text:style-name="P89">c)</text:p>
      <text:p text:style-name="P84"/>
      <table:table table:name="Tableau3" table:style-name="Tableau3" table:template-name="Box List Blue">
        <table:table-column table:style-name="Tableau3.A" table:number-columns-repeated="5"/>
        <table:table-row>
          <table:table-cell table:style-name="Tableau3.A1" office:value-type="string">
            <text:p text:style-name="P15">Problèmes</text:p>
          </table:table-cell>
          <table:table-cell table:style-name="Tableau3.A1" office:value-type="string">
            <text:p text:style-name="P26">Aucun</text:p>
          </table:table-cell>
          <table:table-cell table:style-name="Tableau3.A1" office:value-type="string">
            <text:p text:style-name="P30">Vecteur avec 0</text:p>
          </table:table-cell>
          <table:table-cell table:style-name="Tableau3.A1" office:value-type="string">
            <text:p text:style-name="P30">Vecteur avec -</text:p>
          </table:table-cell>
          <table:table-cell table:style-name="Tableau3.A1" office:value-type="string">
            <text:p text:style-name="P30">Vecteur vide</text:p>
          </table:table-cell>
        </table:table-row>
        <table:table-row>
          <table:table-cell table:style-name="Tableau3.A2" office:value-type="string">
            <text:p text:style-name="P45">Contenu du vecteur</text:p>
          </table:table-cell>
          <table:table-cell table:style-name="Tableau3.B2" office:value-type="string">
            <text:p text:style-name="P45"><draw:frame draw:style-name="fr1" draw:name="Objet5" text:anchor-type="as-char" svg:y="-0.377cm" svg:width="2.175cm" svg:height="0.492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3.B2" office:value-type="string">
            <text:p text:style-name="P50"><draw:frame draw:style-name="fr1" draw:name="Objet6" text:anchor-type="as-char" svg:y="-0.377cm" svg:width="1.877cm" svg:height="0.49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3.B2" office:value-type="string">
            <text:p text:style-name="P50"><draw:frame draw:style-name="fr1" draw:name="Objet7" text:anchor-type="as-char" svg:y="-0.377cm" svg:width="2.409cm" svg:height="0.492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3.E2" office:value-type="string">
            <text:p text:style-name="P45"><draw:frame draw:style-name="fr1" draw:name="Objet8" text:anchor-type="as-char" svg:y="-0.363cm" svg:width="0.616cm" svg:height="0.4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>
          <table:table-cell table:style-name="Tableau3.A3" office:value-type="string">
            <text:p text:style-name="P67">Réponse programme</text:p>
          </table:table-cell>
          <table:table-cell table:style-name="Tableau3.B3" office:value-type="string">
            <text:p text:style-name="P51">Max: 15</text:p>
            <text:p text:style-name="P51">Mini : 9</text:p>
            <text:p text:style-name="P51">MaxIndex : 1</text:p>
            <text:p text:style-name="P51">MinIndex : 2</text:p>
          </table:table-cell>
          <table:table-cell table:style-name="Tableau3.B3" office:value-type="string">
            <text:p text:style-name="P52">Max: 1<text:span text:style-name="T18">0</text:span></text:p>
            <text:p text:style-name="P52">Mini : <text:span text:style-name="T18">0</text:span></text:p>
            <text:p text:style-name="P52">MaxIndex : <text:span text:style-name="T18">0</text:span></text:p>
            <text:p text:style-name="P52">MinIndex : <text:span text:style-name="T19">1</text:span></text:p>
          </table:table-cell>
          <table:table-cell table:style-name="Tableau3.B3" office:value-type="string">
            <text:p text:style-name="P52">Max: 15</text:p>
            <text:p text:style-name="P52">Mini : -<text:span text:style-name="T19">10</text:span></text:p>
            <text:p text:style-name="P52">MaxIndex : <text:span text:style-name="T19">1</text:span></text:p>
            <text:p text:style-name="P52">MinIndex : <text:span text:style-name="T19">0</text:span></text:p>
          </table:table-cell>
          <table:table-cell table:style-name="Tableau3.E3" office:value-type="string">
            <text:p text:style-name="P72">Segmentation Fault</text:p>
          </table:table-cell>
        </table:table-row>
      </table:table>
      <text:p text:style-name="P86"/>
      <text:p text:style-name="P90">d)</text:p>
      <text:p text:style-name="P87"/>
      <text:p text:style-name="P88"/>
      <table:table table:name="Tableau4" table:style-name="Tableau4" table:template-name="Box List Blue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6">Problèmes</text:p>
          </table:table-cell>
          <table:table-cell table:style-name="Tableau4.A1" office:value-type="string">
            <text:p text:style-name="P27">Aucun</text:p>
          </table:table-cell>
          <table:table-cell table:style-name="Tableau4.A1" office:value-type="string">
            <text:p text:style-name="P33">Que des positifs</text:p>
          </table:table-cell>
          <table:table-cell table:style-name="Tableau4.A1" office:value-type="string">
            <text:p text:style-name="P33">Que des négatifs</text:p>
          </table:table-cell>
          <table:table-cell table:style-name="Tableau4.A1" office:value-type="string">
            <text:p text:style-name="P31">Vecteur vide</text:p>
          </table:table-cell>
        </table:table-row>
        <table:table-row table:style-name="Tableau4.1">
          <table:table-cell table:style-name="Tableau4.A2" office:value-type="string">
            <text:p text:style-name="P38">Contenu du vecteur</text:p>
          </table:table-cell>
          <table:table-cell table:style-name="Tableau4.B2" office:value-type="string">
            <text:p text:style-name="P37"><text:span text:style-name="T23">{ </text:span><text:span text:style-name="T22">1,2 ; -2 ; 13,4; 14,5 ; -13,</text:span><text:span text:style-name="T24">6</text:span><text:span text:style-name="T22"> </text:span><text:span text:style-name="T23">}</text:span></text:p>
          </table:table-cell>
          <table:table-cell table:style-name="Tableau4.B2" office:value-type="string">
            <text:p text:style-name="P59">{1,2 ; 13,4 }</text:p>
          </table:table-cell>
          <table:table-cell table:style-name="Tableau4.B2" office:value-type="string">
            <text:p text:style-name="P62">{-2, -13,6}</text:p>
          </table:table-cell>
          <table:table-cell table:style-name="Tableau4.E2" office:value-type="string">
            <text:p text:style-name="P38"><draw:frame draw:style-name="fr1" draw:name="Objet12" text:anchor-type="as-char" svg:y="-0.363cm" svg:width="0.616cm" svg:height="0.48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  <table:table-row table:style-name="Tableau4.1">
          <table:table-cell table:style-name="Tableau4.A3" office:value-type="string">
            <text:p text:style-name="P56">Contenu de tabNeg</text:p>
          </table:table-cell>
          <table:table-cell table:style-name="Tableau4.B3" office:value-type="string">
            <text:p text:style-name="P39"><text:span text:style-name="T22">{-2; -13,</text:span><text:span text:style-name="T24">6</text:span><text:span text:style-name="T22">}</text:span></text:p>
          </table:table-cell>
          <table:table-cell table:style-name="Tableau4.B3" office:value-type="string">
            <text:p text:style-name="P62">{}</text:p>
          </table:table-cell>
          <table:table-cell table:style-name="Tableau4.B3" office:value-type="string">
            <text:p text:style-name="P62">{-2, -13,6}</text:p>
          </table:table-cell>
          <table:table-cell table:style-name="Tableau4.E3" office:value-type="string">
            <text:p text:style-name="P46"><draw:frame draw:style-name="fr1" draw:name="Objet13" text:anchor-type="as-char" svg:y="-0.363cm" svg:width="0.616cm" svg:height="0.48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  <table:table-row>
          <table:table-cell table:style-name="Tableau4.A2" office:value-type="string">
            <text:p text:style-name="P56">Contenu de tabPos</text:p>
          </table:table-cell>
          <table:table-cell table:style-name="Tableau4.B2" office:value-type="string">
            <text:p text:style-name="P40"><draw:frame draw:style-name="fr1" draw:name="Objet20" text:anchor-type="as-char" svg:y="-0.377cm" svg:width="3.096cm" svg:height="0.492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4.B2" office:value-type="string">
            <text:p text:style-name="P62">{1,2 ; 13,4}</text:p>
          </table:table-cell>
          <table:table-cell table:style-name="Tableau4.B2" office:value-type="string">
            <text:p text:style-name="P62">{}</text:p>
          </table:table-cell>
          <table:table-cell table:style-name="Tableau4.E2" office:value-type="string">
            <text:p text:style-name="P46"><draw:frame draw:style-name="fr1" draw:name="Objet14" text:anchor-type="as-char" svg:y="-0.363cm" svg:width="0.616cm" svg:height="0.48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  <table:table-row>
          <table:table-cell table:style-name="Tableau4.A5" office:value-type="string">
            <text:p text:style-name="P68">Réponse programme</text:p>
          </table:table-cell>
          <table:table-cell table:style-name="Tableau4.B5" office:value-type="string">
            <text:p text:style-name="P53">Content of tab: <text:span text:style-name="T20">[1.2, -2, 13.4, 14.5, -13.6]<text:line-break/></text:span></text:p>
            <text:p text:style-name="P53">Content of tabNeg:<text:line-break/><text:span text:style-name="T20">[-2, -13.6]<text:line-break/></text:span><text:soft-page-break/></text:p>
            <text:p text:style-name="P53">Content of tabPos:<text:line-break/><text:span text:style-name="T20">[1.2, 13.4, 14.5]</text:span></text:p>
          </table:table-cell>
          <table:table-cell table:style-name="Tableau4.B5" office:value-type="string">
            <text:p text:style-name="P54">Content of tab:</text:p>
            <text:p text:style-name="P54">[1.2, 13.4]</text:p>
            <text:p text:style-name="P53"/>
            <text:p text:style-name="P54">Content of tabNeg:</text:p>
            <text:p text:style-name="P54">[]</text:p>
            <text:p text:style-name="P53"/>
            <text:p text:style-name="P53"><text:soft-page-break/>Content of tabPos: <text:s/>[1.2, 13.4]</text:p>
          </table:table-cell>
          <table:table-cell table:style-name="Tableau4.B5" office:value-type="string">
            <text:p text:style-name="P54">Content of tab:</text:p>
            <text:p text:style-name="P54">[-2, -13.6]</text:p>
            <text:p text:style-name="P54"/>
            <text:p text:style-name="P54">Content of tabNeg:</text:p>
            <text:p text:style-name="P54">[-2, -13.6]</text:p>
            <text:p text:style-name="P54"/>
            <text:p text:style-name="P54"><text:soft-page-break/>Content of tabPos:</text:p>
            <text:p text:style-name="P54">[]</text:p>
          </table:table-cell>
          <table:table-cell table:style-name="Tableau4.E5" office:value-type="string">
            <text:p text:style-name="P57">Skipped be<text:span text:style-name="T21">cause </text:span>tab does not contain any values.</text:p>
          </table:table-cell>
        </table:table-row>
      </table:table>
      <text:p text:style-name="P96"/>
      <text:p text:style-name="P96"/>
      <text:p text:style-name="P93">e)</text:p>
      <text:p text:style-name="P7"/>
      <table:table table:name="Tableau5" table:style-name="Tableau5" table:template-name="Box List Blue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7">Problèmes</text:p>
          </table:table-cell>
          <table:table-cell table:style-name="Tableau5.A1" office:value-type="string">
            <text:p text:style-name="P19">Aucun</text:p>
          </table:table-cell>
          <table:table-cell table:style-name="Tableau5.A1" office:value-type="string">
            <text:p text:style-name="P21">Pas de 0</text:p>
          </table:table-cell>
          <table:table-cell table:style-name="Tableau5.A1" office:value-type="string">
            <text:p text:style-name="P20">Vecteur vide</text:p>
          </table:table-cell>
        </table:table-row>
        <table:table-row table:style-name="Tableau5.1">
          <table:table-cell table:style-name="Tableau5.A2" office:value-type="string">
            <text:p text:style-name="P41">Contenu du vecteur</text:p>
          </table:table-cell>
          <table:table-cell table:style-name="Tableau5.B2" office:value-type="string">
            <text:p text:style-name="P81">{1.0f, 0.f, -2.2f, 13.6f, 0.f, 0.f, 14.5f, -13.8f}</text:p>
          </table:table-cell>
          <table:table-cell table:style-name="Tableau5.C2" office:value-type="string">
            <text:p text:style-name="P60">{1,2 ; 13,4 }</text:p>
          </table:table-cell>
          <table:table-cell table:style-name="Tableau5.D2" office:value-type="string">
            <text:p text:style-name="P41"><draw:frame draw:style-name="fr1" draw:name="Objet9" text:anchor-type="as-char" svg:y="-0.363cm" svg:width="0.616cm" svg:height="0.48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  <table:table-row table:style-name="Tableau5.3">
          <table:table-cell table:style-name="Tableau5.A3" office:value-type="string">
            <text:p text:style-name="P69">Réponse programme</text:p>
          </table:table-cell>
          <table:table-cell table:style-name="Tableau5.B3" office:value-type="string">
            <text:p text:style-name="P55">Content of tab before removing zero values: </text:p>
            <text:p text:style-name="P71">[1.2, 0, -2.2, 13.6, 0, 0, 14.5, -13.8]</text:p>
            <text:p text:style-name="P55"/>
            <text:p text:style-name="P55">Content of tab after removing zero values: </text:p>
            <text:p text:style-name="P71">[1.2, -2.2, 13.6, 0, 14.5, -13.8]</text:p>
          </table:table-cell>
          <table:table-cell table:style-name="Tableau5.C3" office:value-type="string">
            <text:p text:style-name="P55">Content of tab before removing zero values: </text:p>
            <text:p text:style-name="P71">[1.2, 13.4]</text:p>
            <text:p text:style-name="P55"/>
            <text:p text:style-name="P55">Content of tab after removing zero values: </text:p>
            <text:p text:style-name="P71">[1.2, 13.4]</text:p>
          </table:table-cell>
          <table:table-cell table:style-name="Tableau5.D3" office:value-type="string">
            <text:p text:style-name="P58">Content of tab before removing zero values: </text:p>
            <text:p text:style-name="P58">[]</text:p>
            <text:p text:style-name="P58"/>
            <text:p text:style-name="P58">Content of tab after removing zero values: </text:p>
            <text:p text:style-name="P58">[]</text:p>
          </table:table-cell>
        </table:table-row>
      </table:table>
      <text:p text:style-name="P97"/>
      <text:p text:style-name="P97"/>
      <text:p text:style-name="P97"/>
      <text:p text:style-name="P93">f)</text:p>
      <text:p text:style-name="P94"/>
      <table:table table:name="Tableau6" table:style-name="Tableau6" table:template-name="Box List Blue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8">Problèmes</text:p>
          </table:table-cell>
          <table:table-cell table:style-name="Tableau6.A1" office:value-type="string">
            <text:p text:style-name="P28">Aucun</text:p>
          </table:table-cell>
          <table:table-cell table:style-name="Tableau6.A1" office:value-type="string">
            <text:p text:style-name="P34">Que des positifs</text:p>
          </table:table-cell>
          <table:table-cell table:style-name="Tableau6.A1" office:value-type="string">
            <text:p text:style-name="P34">Que des négatifs</text:p>
          </table:table-cell>
          <table:table-cell table:style-name="Tableau6.A1" office:value-type="string">
            <text:p text:style-name="P32">Vecteur vide</text:p>
          </table:table-cell>
        </table:table-row>
        <table:table-row table:style-name="Tableau6.1">
          <table:table-cell table:style-name="Tableau6.A2" office:value-type="string">
            <text:p text:style-name="P75">Contenu du vecteur</text:p>
          </table:table-cell>
          <table:table-cell table:style-name="Tableau6.B2" office:value-type="string">
            <text:p text:style-name="P42"><text:span text:style-name="T23">{ </text:span><text:span text:style-name="T22">1,2 ; -2 ; 13,4; 14,5 ; -13,</text:span><text:span text:style-name="T24">6</text:span><text:span text:style-name="T22"> </text:span><text:span text:style-name="T23">}</text:span></text:p>
          </table:table-cell>
          <table:table-cell table:style-name="Tableau6.B2" office:value-type="string">
            <text:p text:style-name="P61">{1,2 ; 13,4 }</text:p>
          </table:table-cell>
          <table:table-cell table:style-name="Tableau6.B2" office:value-type="string">
            <text:p text:style-name="P63">{-2, -13,6}</text:p>
          </table:table-cell>
          <table:table-cell table:style-name="Tableau6.E2" office:value-type="string">
            <text:p text:style-name="P47">{}</text:p>
          </table:table-cell>
        </table:table-row>
        <table:table-row table:style-name="Tableau6.1">
          <table:table-cell table:style-name="Tableau6.A3" office:value-type="string">
            <text:p text:style-name="P74">Contenu de tabNeg</text:p>
            <text:p text:style-name="P74"/>
          </table:table-cell>
          <table:table-cell table:style-name="Tableau6.B3" office:value-type="string">
            <text:p text:style-name="P82">{1, 4}</text:p>
          </table:table-cell>
          <table:table-cell table:style-name="Tableau6.B3" office:value-type="string">
            <text:p text:style-name="P47">{}</text:p>
          </table:table-cell>
          <table:table-cell table:style-name="Tableau6.B3" office:value-type="string">
            <text:p text:style-name="P47">{0, 1}</text:p>
          </table:table-cell>
          <table:table-cell table:style-name="Tableau6.E3" office:value-type="string">
            <text:p text:style-name="P47">{}</text:p>
          </table:table-cell>
        </table:table-row>
        <table:table-row table:style-name="Tableau6.1">
          <table:table-cell table:style-name="Tableau6.A2" office:value-type="string">
            <text:p text:style-name="P74">Contenu de tabPos</text:p>
            <text:p text:style-name="P74"/>
          </table:table-cell>
          <table:table-cell table:style-name="Tableau6.B2" office:value-type="string">
            <text:p text:style-name="P47">{0, 2, 3}</text:p>
          </table:table-cell>
          <table:table-cell table:style-name="Tableau6.B2" office:value-type="string">
            <text:p text:style-name="P47">{0, 1, 2}</text:p>
          </table:table-cell>
          <table:table-cell table:style-name="Tableau6.B2" office:value-type="string">
            <text:p text:style-name="P47">{}</text:p>
          </table:table-cell>
          <table:table-cell table:style-name="Tableau6.E2" office:value-type="string">
            <text:p text:style-name="P47">{}</text:p>
          </table:table-cell>
        </table:table-row>
        <table:table-row table:style-name="Tableau6.1">
          <table:table-cell table:style-name="Tableau6.A3" office:value-type="string">
            <text:p text:style-name="P73">Contenu de tab[tabNeg]</text:p>
            <text:p text:style-name="P73"/>
          </table:table-cell>
          <table:table-cell table:style-name="Tableau6.B3" office:value-type="string">
            <text:p text:style-name="P42"><text:span text:style-name="T22">{-2; -13,</text:span><text:span text:style-name="T24">6</text:span><text:span text:style-name="T22">}</text:span></text:p>
          </table:table-cell>
          <table:table-cell table:style-name="Tableau6.B3" office:value-type="string">
            <text:p text:style-name="P63">{}</text:p>
          </table:table-cell>
          <table:table-cell table:style-name="Tableau6.B3" office:value-type="string">
            <text:p text:style-name="P63">{-2, -13,6}</text:p>
          </table:table-cell>
          <table:table-cell table:style-name="Tableau6.E3" office:value-type="string">
            <text:p text:style-name="P47">{}</text:p>
          </table:table-cell>
        </table:table-row>
        <table:table-row>
          <table:table-cell table:style-name="Tableau6.A2" office:value-type="string">
            <text:p text:style-name="P73">Contenu de tab[tabPos]</text:p>
            <text:p text:style-name="P73"/>
          </table:table-cell>
          <table:table-cell table:style-name="Tableau6.B2" office:value-type="string">
            <text:p text:style-name="P43"><draw:frame draw:style-name="fr1" draw:name="Objet18" text:anchor-type="as-char" svg:y="-0.377cm" svg:width="3.096cm" svg:height="0.492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6.B2" office:value-type="string">
            <text:p text:style-name="P63">{1,2 ; 13,4}</text:p>
          </table:table-cell>
          <table:table-cell table:style-name="Tableau6.B2" office:value-type="string">
            <text:p text:style-name="P63">{}</text:p>
          </table:table-cell>
          <table:table-cell table:style-name="Tableau6.E2" office:value-type="string">
            <text:p text:style-name="P47">{}</text:p>
          </table:table-cell>
        </table:table-row>
        <table:table-row>
          <table:table-cell table:style-name="Tableau6.A7" office:value-type="string">
            <text:p text:style-name="P70">Réponse programme</text:p>
          </table:table-cell>
          <table:table-cell table:style-name="Tableau6.B7" office:value-type="string">
            <text:p text:style-name="P77">Content of tabNeg: <text:span text:style-name="T15">[1, 4]</text:span></text:p>
            <text:p text:style-name="P77"/>
            <text:p text:style-name="P77">Content of tabPos: <text:span text:style-name="T15">[0, 2, 3]</text:span></text:p>
            <text:p text:style-name="P77"/>
            <text:p text:style-name="P77">Negative values:<text:line-break/><text:span text:style-name="T15">[-2, -13.6 ]</text:span></text:p>
            <text:p text:style-name="P77"/>
            <text:p text:style-name="P77"><text:soft-page-break/>Positive values: <text:span text:style-name="T15">[1.2, 13.4, 14.5 ]</text:span></text:p>
          </table:table-cell>
          <table:table-cell table:style-name="Tableau6.B7" office:value-type="string">
            <text:p text:style-name="P79"><text:span text:style-name="T25">Content of tabNeg:<text:line-break/></text:span><text:span text:style-name="T16">[]</text:span></text:p>
            <text:p text:style-name="P77"/>
            <text:p text:style-name="P79"><text:span text:style-name="T25">Content of tabPos: <text:line-break/></text:span><text:span text:style-name="T16">[0, 1, 2]</text:span></text:p>
            <text:p text:style-name="P77"/>
            <text:p text:style-name="P79"><text:span text:style-name="T25">Negative values: <text:line-break/></text:span><text:span text:style-name="T16">[</text:span><text:span text:style-name="T25"><text:line-break/></text:span></text:p>
            <text:p text:style-name="P79"><text:soft-page-break/><text:span text:style-name="T25">Positive values:<text:line-break/></text:span><text:span text:style-name="T16">[1.2, 13.4, 14.5 ]</text:span></text:p>
          </table:table-cell>
          <table:table-cell table:style-name="Tableau6.B7" office:value-type="string">
            <text:p text:style-name="P76">Content of tabNeg:</text:p>
            <text:p text:style-name="P80">[0, 1]</text:p>
            <text:p text:style-name="P77"/>
            <text:p text:style-name="P76">Content of tabPos:</text:p>
            <text:p text:style-name="P80">[]</text:p>
            <text:p text:style-name="P77"/>
            <text:p text:style-name="P76">Negative values:</text:p>
            <text:p text:style-name="P80">[-2, -13.6 ]</text:p>
            <text:p text:style-name="P77"/>
            <text:p text:style-name="P77"><text:soft-page-break/>Positive values: <text:span text:style-name="T15">[</text:span></text:p>
          </table:table-cell>
          <table:table-cell table:style-name="Tableau6.E7" office:value-type="string">
            <text:p text:style-name="P78">Skipped be<text:span text:style-name="T21">cause </text:span>tab does not contain any values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47:52.263000000</meta:creation-date>
    <dc:date>2023-09-30T09:40:47.957269426</dc:date>
    <meta:editing-duration>PT1H27M30S</meta:editing-duration>
    <meta:editing-cycles>38</meta:editing-cycles>
    <meta:generator>LibreOffice/7.3.7.2$Linux_X86_64 LibreOffice_project/30$Build-2</meta:generator>
    <meta:document-statistic meta:table-count="10" meta:image-count="0" meta:object-count="14" meta:page-count="4" meta:paragraph-count="223" meta:word-count="691" meta:character-count="3952" meta:non-whitespace-character-count="3452"/>
  </office:meta>
</office:document-meta>
</file>

<file path=Object 1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

<file path=Object 12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

<file path=Object 13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

<file path=Object 14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

<file path=Object 18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n>1,2</mn>
            <mi>;</mi>
            <mn>13,4</mn>
            <mi>;</mi>
            <mn>14,5</mn>
          </mrow>
        </mrow>
        <mo fence="true" form="postfix" stretchy="false">}</mo>
      </mrow>
    </mrow>
    <annotation encoding="StarMath 5.0">"" lbrace 1,2;13,4;14,5rbrace </annotation>
  </semantics>
</math>
</file>

<file path=Object 2/content.xml><?xml version="1.0" encoding="utf-8"?>
<math xmlns="http://www.w3.org/1998/Math/MathML" display="block">
  <semantics>
    <mrow>
      <mtext/>
      <mtext/>
      <mrow>
        <mo fence="true" form="prefix" stretchy="false">{</mo>
        <mrow>
          <mrow>
            <mn>10</mn>
            <mi>,</mi>
            <mn>15</mn>
            <mi>,</mi>
            <mn>9</mn>
          </mrow>
        </mrow>
        <mo fence="true" form="postfix" stretchy="false">}</mo>
      </mrow>
    </mrow>
    <annotation encoding="StarMath 5.0">"""" lbrace 10, 15, 9rbrace </annotation>
  </semantics>
</math>
</file>

<file path=Object 20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n>1,2</mn>
            <mi>;</mi>
            <mn>13,4</mn>
            <mi>;</mi>
            <mn>14,5</mn>
          </mrow>
        </mrow>
        <mo fence="true" form="postfix" stretchy="false">}</mo>
      </mrow>
    </mrow>
    <annotation encoding="StarMath 5.0">"" lbrace 1,2;13,4;14,5rbrace </annotation>
  </semantics>
</math>
</file>

<file path=Object 3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n>10</mn>
            <mi>,</mi>
            <mn>0</mn>
            <mi>,</mi>
            <mn>5</mn>
          </mrow>
        </mrow>
        <mo fence="true" form="postfix" stretchy="false">}</mo>
      </mrow>
    </mrow>
    <annotation encoding="StarMath 5.0">""lbrace 10, 0, 5rbrace</annotation>
  </semantics>
</math>
</file>

<file path=Object 4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row>
              <mo stretchy="false">−</mo>
              <mn>10</mn>
            </mrow>
            <mi>,</mi>
            <mn>15</mn>
            <mi>,</mi>
            <mn>9</mn>
          </mrow>
        </mrow>
        <mo fence="true" form="postfix" stretchy="false">}</mo>
      </mrow>
    </mrow>
    <annotation encoding="StarMath 5.0">""lbrace -10, 15, 9rbrace</annotation>
  </semantics>
</math>
</file>

<file path=Object 5/content.xml><?xml version="1.0" encoding="utf-8"?>
<math xmlns="http://www.w3.org/1998/Math/MathML" display="block">
  <semantics>
    <mrow>
      <mtext/>
      <mtext/>
      <mrow>
        <mo fence="true" form="prefix" stretchy="false">{</mo>
        <mrow>
          <mrow>
            <mn>10</mn>
            <mi>,</mi>
            <mn>15</mn>
            <mi>,</mi>
            <mn>9</mn>
          </mrow>
        </mrow>
        <mo fence="true" form="postfix" stretchy="false">}</mo>
      </mrow>
    </mrow>
    <annotation encoding="StarMath 5.0">"""" lbrace 10, 15, 9rbrace </annotation>
  </semantics>
</math>
</file>

<file path=Object 6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n>10</mn>
            <mi>,</mi>
            <mn>0</mn>
            <mi>,</mi>
            <mn>5</mn>
          </mrow>
        </mrow>
        <mo fence="true" form="postfix" stretchy="false">}</mo>
      </mrow>
    </mrow>
    <annotation encoding="StarMath 5.0">""lbrace 10, 0, 5rbrace</annotation>
  </semantics>
</math>
</file>

<file path=Object 7/content.xml><?xml version="1.0" encoding="utf-8"?>
<math xmlns="http://www.w3.org/1998/Math/MathML" display="block">
  <semantics>
    <mrow>
      <mtext/>
      <mrow>
        <mo fence="true" form="prefix" stretchy="false">{</mo>
        <mrow>
          <mrow>
            <mrow>
              <mo stretchy="false">−</mo>
              <mn>10</mn>
            </mrow>
            <mi>,</mi>
            <mn>15</mn>
            <mi>,</mi>
            <mn>9</mn>
          </mrow>
        </mrow>
        <mo fence="true" form="postfix" stretchy="false">}</mo>
      </mrow>
    </mrow>
    <annotation encoding="StarMath 5.0">""lbrace -10, 15, 9rbrace</annotation>
  </semantics>
</math>
</file>

<file path=Object 8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

<file path=Object 9/content.xml><?xml version="1.0" encoding="utf-8"?>
<math xmlns="http://www.w3.org/1998/Math/MathML" display="block">
  <semantics>
    <mrow>
      <mtext/>
      <mrow>
        <mo fence="true" form="prefix" stretchy="false">{</mo>
        <mrow/>
        <mo fence="true" form="postfix" stretchy="false">}</mo>
      </mrow>
    </mrow>
    <annotation encoding="StarMath 5.0">"" lbrace rbrace </annotation>
  </semantics>
</math>
</file>